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23.26mm" svg:height="130.15mm" svg:x="0mm" svg:y="32.68mm">
            <loext:p/>
            <draw:object draw:notify-on-update-of-ranges="Hoja1.A1:Hoja1.A1 Hoja1.A2:Hoja1.A6 Hoja1.B1:Hoja1.B1 Hoja1.B2:Hoja1.B6 Hoja1.C1:Hoja1.C1 Hoja1.C2:Hoja1.C6 Hoja1.D1:Hoja1.D1 Hoja1.D2:Hoja1.D6 Hoja1.E1:Hoja1.E1 Hoja1.E2:Hoja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Peor aptitud</text:p>
          </table:table-cell>
          <table:table-cell office:value-type="string" calcext:value-type="string">
            <text:p>Aptitud promedio </text:p>
          </table:table-cell>
          <table:table-cell office:value-type="string" calcext:value-type="string">
            <text:p>Mejor aptitud</text:p>
          </table:table-cell>
          <table:table-cell office:value-type="string" calcext:value-type="string">
            <text:p>Diversidad</text:p>
          </table:table-cell>
        </table:table-row>
        <table:table-row table:style-name="ro1">
          <table:table-cell office:value-type="string" calcext:value-type="string">
            <text:p>(30, 0,09)</text:p>
          </table:table-cell>
          <table:table-cell office:value-type="float" office:value="40.235" calcext:value-type="float">
            <text:p>40,235</text:p>
          </table:table-cell>
          <table:table-cell office:value-type="float" office:value="45.815" calcext:value-type="float">
            <text:p>45,815</text:p>
          </table:table-cell>
          <table:table-cell office:value-type="float" office:value="52.078" calcext:value-type="float">
            <text:p>52,078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string" calcext:value-type="string">
            <text:p>(40, 0,07)</text:p>
          </table:table-cell>
          <table:table-cell office:value-type="float" office:value="41.085" calcext:value-type="float">
            <text:p>41,085</text:p>
          </table:table-cell>
          <table:table-cell office:value-type="float" office:value="46.155" calcext:value-type="float">
            <text:p>46,155</text:p>
          </table:table-cell>
          <table:table-cell office:value-type="float" office:value="51.525" calcext:value-type="float">
            <text:p>51,525</text:p>
          </table:table-cell>
          <table:table-cell office:value-type="float" office:value="0.171" calcext:value-type="float">
            <text:p>0,171</text:p>
          </table:table-cell>
        </table:table-row>
        <table:table-row table:style-name="ro1">
          <table:table-cell office:value-type="string" calcext:value-type="string">
            <text:p>(50, 0,05)</text:p>
          </table:table-cell>
          <table:table-cell office:value-type="float" office:value="39.931" calcext:value-type="float">
            <text:p>39,931</text:p>
          </table:table-cell>
          <table:table-cell office:value-type="float" office:value="44.802" calcext:value-type="float">
            <text:p>44,802</text:p>
          </table:table-cell>
          <table:table-cell office:value-type="float" office:value="50.517" calcext:value-type="float">
            <text:p>50,517</text:p>
          </table:table-cell>
          <table:table-cell office:value-type="float" office:value="0.123" calcext:value-type="float">
            <text:p>0,123</text:p>
          </table:table-cell>
        </table:table-row>
        <table:table-row table:style-name="ro1">
          <table:table-cell office:value-type="string" calcext:value-type="string">
            <text:p>(60, 0,03)</text:p>
          </table:table-cell>
          <table:table-cell office:value-type="float" office:value="42.19" calcext:value-type="float">
            <text:p>42,19</text:p>
          </table:table-cell>
          <table:table-cell office:value-type="float" office:value="47.275" calcext:value-type="float">
            <text:p>47,275</text:p>
          </table:table-cell>
          <table:table-cell office:value-type="float" office:value="52.413" calcext:value-type="float">
            <text:p>52,413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(70, 0,01)</text:p>
          </table:table-cell>
          <table:table-cell office:value-type="float" office:value="43.239" calcext:value-type="float">
            <text:p>43,239</text:p>
          </table:table-cell>
          <table:table-cell office:value-type="float" office:value="46.876" calcext:value-type="float">
            <text:p>46,876</text:p>
          </table:table-cell>
          <table:table-cell office:value-type="float" office:value="50.717" calcext:value-type="float">
            <text:p>50,717</text:p>
          </table:table-cell>
          <table:table-cell office:value-type="float" office:value="0.058" calcext:value-type="float">
            <text:p>0,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6:29:00.6621224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1:16:48.002518928</meta:creation-date>
    <dc:date>2017-11-22T16:37:47.154110103</dc:date>
    <meta:editing-duration>PT22M29S</meta:editing-duration>
    <meta:editing-cycles>16</meta:editing-cycles>
    <meta:generator>LibreOffice/5.3.7.2.0$Linux_X86_64 LibreOffice_project/3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7cm" svg:height="13.016cm" xlink:href=".." xlink:type="simple" chart:class="chart:bar" chart:style-name="ch1">
        <chart:title svg:x="7.124cm" svg:y="0.395cm" chart:style-name="ch2">
          <text:p>Promedios con nueva función de aptitud</text:p>
        </chart:title>
        <chart:legend chart:legend-position="end" svg:x="18.873cm" svg:y="5.62cm" style:legend-expansion="high" chart:style-name="ch3"/>
        <chart:plot-area chart:style-name="ch4" table:cell-range-address="Hoja1.A1:Hoja1.E6" chart:data-source-has-labels="both" svg:x="1.405cm" svg:y="1.356cm" svg:width="17.022cm" svg:height="10.471cm">
          <chartooo:coordinate-region svg:x="3.111cm" svg:y="1.356cm" svg:width="15.316cm" svg:height="9.734cm"/>
          <chart:axis chart:dimension="x" chart:name="primary-x" chart:style-name="ch5" chartooo:axis-type="auto">
            <chartooo:date-scale/>
            <chart:title svg:x="0.451cm" svg:y="7.019cm" chart:style-name="ch6">
              <text:p>Valor</text:p>
            </chart:title>
            <chart:categories table:cell-range-address="Hoja1.A2:Hoja1.A6"/>
          </chart:axis>
          <chart:axis chart:dimension="y" chart:name="primary-y" chart:style-name="ch7">
            <chart:title svg:x="9.356cm" svg:y="12.087cm" chart:style-name="ch8">
              <text:p>Aptitud</text:p>
            </chart:title>
            <chart:grid chart:style-name="ch9" chart:class="major"/>
          </chart:axis>
          <chart:series chart:style-name="ch10" chart:values-cell-range-address="Hoja1.B2:Hoja1.B6" chart:label-cell-address="Hoja1.B1:Hoja1.B1" chart:class="chart:bar">
            <chart:data-point chart:repeated="5"/>
          </chart:series>
          <chart:series chart:style-name="ch11" chart:values-cell-range-address="Hoja1.C2:Hoja1.C6" chart:label-cell-address="Hoja1.C1:Hoja1.C1" chart:class="chart:bar">
            <chart:data-point chart:repeated="4"/>
            <chart:data-point chart:style-name="ch12"/>
          </chart:series>
          <chart:series chart:style-name="ch13" chart:values-cell-range-address="Hoja1.D2:Hoja1.D6" chart:label-cell-address="Hoja1.D1:Hoja1.D1" chart:class="chart:bar">
            <chart:data-point chart:repeated="4"/>
            <chart:data-point chart:style-name="ch12"/>
          </chart:series>
          <chart:series chart:style-name="ch14" chart:values-cell-range-address="Hoja1.E2:Hoja1.E6" chart:label-cell-address="Hoja1.E1:Hoja1.E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or aptitud</text:p>
                <draw:g>
                  <svg:desc>Hoja1.B1:Hoja1.B1</svg:desc>
                </draw:g>
              </table:table-cell>
              <table:table-cell office:value-type="string">
                <text:p>Aptitud promedio </text:p>
                <draw:g>
                  <svg:desc>Hoja1.C1:Hoja1.C1</svg:desc>
                </draw:g>
              </table:table-cell>
              <table:table-cell office:value-type="string">
                <text:p>Mejor aptitud</text:p>
                <draw:g>
                  <svg:desc>Hoja1.D1:Hoja1.D1</svg:desc>
                </draw:g>
              </table:table-cell>
              <table:table-cell office:value-type="string">
                <text:p>Diversidad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30, 0,09)</text:p>
                <draw:g>
                  <svg:desc>Hoja1.A2:Hoja1.A6</svg:desc>
                </draw:g>
              </table:table-cell>
              <table:table-cell office:value-type="float" office:value="40.235">
                <text:p>40.235</text:p>
                <draw:g>
                  <svg:desc>Hoja1.B2:Hoja1.B6</svg:desc>
                </draw:g>
              </table:table-cell>
              <table:table-cell office:value-type="float" office:value="45.815">
                <text:p>45.815</text:p>
                <draw:g>
                  <svg:desc>Hoja1.C2:Hoja1.C6</svg:desc>
                </draw:g>
              </table:table-cell>
              <table:table-cell office:value-type="float" office:value="52.078">
                <text:p>52.078</text:p>
                <draw:g>
                  <svg:desc>Hoja1.D2:Hoja1.D6</svg:desc>
                </draw:g>
              </table:table-cell>
              <table:table-cell office:value-type="float" office:value="0.164">
                <text:p>0.164</text:p>
                <draw:g>
                  <svg:desc>Hoja1.E2:Hoja1.E6</svg:desc>
                </draw:g>
              </table:table-cell>
            </table:table-row>
            <table:table-row>
              <table:table-cell office:value-type="string">
                <text:p>(40, 0,07)</text:p>
              </table:table-cell>
              <table:table-cell office:value-type="float" office:value="41.085">
                <text:p>41.085</text:p>
              </table:table-cell>
              <table:table-cell office:value-type="float" office:value="46.155">
                <text:p>46.155</text:p>
              </table:table-cell>
              <table:table-cell office:value-type="float" office:value="51.525">
                <text:p>51.525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(50, 0,05)</text:p>
              </table:table-cell>
              <table:table-cell office:value-type="float" office:value="39.931">
                <text:p>39.931</text:p>
              </table:table-cell>
              <table:table-cell office:value-type="float" office:value="44.802">
                <text:p>44.802</text:p>
              </table:table-cell>
              <table:table-cell office:value-type="float" office:value="50.517">
                <text:p>50.51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(60, 0,03)</text:p>
              </table:table-cell>
              <table:table-cell office:value-type="float" office:value="42.19">
                <text:p>42.19</text:p>
              </table:table-cell>
              <table:table-cell office:value-type="float" office:value="47.275">
                <text:p>47.275</text:p>
              </table:table-cell>
              <table:table-cell office:value-type="float" office:value="52.413">
                <text:p>52.41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(70, 0,01)</text:p>
              </table:table-cell>
              <table:table-cell office:value-type="float" office:value="43.239">
                <text:p>43.239</text:p>
              </table:table-cell>
              <table:table-cell office:value-type="float" office:value="46.876">
                <text:p>46.876</text:p>
              </table:table-cell>
              <table:table-cell office:value-type="float" office:value="50.717">
                <text:p>50.717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